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ff" draw:gradient-step-count="64" draw:textarea-horizontal-align="justify" draw:textarea-vertical-align="middle" draw:auto-grow-height="false" fo:min-height="0.932cm" fo:min-width="0.68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.018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draw:fill="solid" draw:fill-color="#729fcf" draw:textarea-vertical-align="middle"/>
    </style:style>
    <style:style style:name="gr4" style:family="graphic" style:parent-style-name="objectwithoutfill">
      <style:graphic-properties draw:fill="solid" draw:fill-color="#ff8000" draw:textarea-vertical-align="middle"/>
    </style:style>
    <style:style style:name="gr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 draw:gradient-step-count="64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3.5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0.1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.8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1.4cm" svg:y="0.5cm">
          <text:p/>
          <draw:enhanced-geometry svg:viewBox="0 0 21600 21600" draw:text-areas="0 ?f0 ?f5 ?f2" draw:mirror-horizontal="false" draw:mirror-vertical="false" draw:type="right-arrow" draw:modifiers="12773.4219269103 7475.540765391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" draw:text-style-name="P3" draw:layer="layout" svg:width="0.799cm" svg:height="0.797cm" svg:x="0.3cm" svg:y="0.6cm" svg:viewBox="0 0 800 798" draw:points="0,100 300,100 300,398 500,398 500,0 800,0 800,798 0,798">
          <text:p/>
        </draw:polygon>
        <draw:polygon draw:style-name="gr4" draw:text-style-name="P4" draw:layer="layout" svg:width="0.199cm" svg:height="0.499cm" svg:x="1.1cm" svg:y="0.898cm" svg:viewBox="0 0 200 500" draw:points="0,0 100,0 100,200 200,200 200,500 0,500">
          <text:p/>
        </draw:polygon>
        <draw:polygon draw:style-name="gr4" draw:text-style-name="P4" draw:layer="layout" svg:width="0.199cm" svg:height="0.499cm" svg:x="0.1cm" svg:y="0.898cm" svg:viewBox="0 0 200 500" draw:points="0,0 200,0 200,500 0,500">
          <text:p/>
        </draw:polygon>
        <draw:custom-shape draw:style-name="gr5" draw:text-style-name="P2" draw:layer="layout" svg:width="0.298cm" svg:height="0.269cm" draw:transform="rotate (-1.5707963267949) translate (0.449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298cm" svg:height="0.269cm" draw:transform="rotate (-1.5707963267949) translate (0.955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4" draw:text-style-name="P4" draw:layer="layout" svg:width="1.497cm" svg:height="0.748cm" draw:transform="rotate (-0.588001424996891) translate (1.8cm 0.5cm)" svg:viewBox="0 0 1498 749" draw:points="0,0 1442,0 1498,83 499,749">
          <text:p/>
        </draw:polygon>
        <draw:polygon draw:style-name="gr4" draw:text-style-name="P4" draw:layer="layout" svg:width="0.665cm" svg:height="0.748cm" draw:transform="rotate (-0.588001424996891) translate (3.5cm 0.5cm)" svg:viewBox="0 0 666 749" draw:points="0,0 249,13 666,638 499,749">
          <text:p/>
        </draw:polygon>
        <draw:polygon draw:style-name="gr4" draw:text-style-name="P4" draw:layer="layout" svg:width="0.596cm" svg:height="0.337cm" draw:transform="rotate (-0.588001424996891) translate (4.2495380907489cm 0.999692827342936cm)" svg:viewBox="0 0 597 338" draw:points="0,17 541,0 597,83 214,338">
          <text:p/>
        </draw:polygon>
        <draw:polygon draw:style-name="gr3" draw:text-style-name="P3" draw:layer="layout" svg:width="0.039cm" svg:height="0.799cm" svg:x="4.2cm" svg:y="0.6cm" svg:viewBox="0 0 40 800" draw:points="0,800 0,0 40,0 40,800">
          <text:p/>
        </draw:polygon>
        <draw:custom-shape draw:style-name="gr5" draw:text-style-name="P2" draw:layer="layout" svg:width="0.298cm" svg:height="0.269cm" draw:transform="rotate (-1.5707963267949) translate (3.826cm 0.285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298cm" svg:height="0.269cm" draw:transform="rotate (-1.5707963267949) translate (4.332cm 0.285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0.2cm" svg:height="0.152cm" svg:x="3.143cm" svg:y="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cm" svg:height="0.152cm" svg:x="3.143cm" svg:y="0.927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466cm" svg:height="0.449cm" draw:transform="rotate (-0.588001424996891) translate (3.99992290748402cm 0.858615612257181cm)" svg:viewBox="0 0 467 450" draw:points="0,12 240,0 467,339 300,450">
          <text:p/>
        </draw:polygon>
        <draw:polygon draw:style-name="gr4" draw:text-style-name="P4" draw:layer="layout" svg:width="0.59cm" svg:height="0.604cm" draw:transform="rotate (-0.588001424996891) translate (3.736cm 0.67cm)" svg:viewBox="0 0 591 605" draw:points="0,0 284,22 591,483 408,605">
          <text:p/>
        </draw:polygon>
        <draw:polygon draw:style-name="gr3" draw:text-style-name="P3" draw:layer="layout" svg:width="0.039cm" svg:height="0.402cm" svg:x="3.96cm" svg:y="0.994cm" svg:viewBox="0 0 40 403" draw:points="0,403 0,0 40,0 40,403">
          <text:p/>
        </draw:polygon>
        <draw:polygon draw:style-name="gr3" draw:text-style-name="P3" draw:layer="layout" svg:width="0.039cm" svg:height="0.699cm" svg:x="3.7cm" svg:y="0.7cm" svg:viewBox="0 0 40 700" draw:points="0,700 0,0 40,0 40,700">
          <text:p/>
        </draw:polygon>
        <draw:custom-shape draw:style-name="gr5" draw:text-style-name="P2" draw:layer="layout" svg:width="0.298cm" svg:height="0.269cm" draw:transform="rotate (-1.5707963267949) translate (4.095cm 0.285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298cm" svg:height="0.269cm" draw:transform="rotate (-1.5707963267949) translate (0.718cm 0.302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.801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11-25T00:19:56.238970349</dc:date>
    <meta:editing-duration>P1DT1H32M16S</meta:editing-duration>
    <meta:editing-cycles>88</meta:editing-cycles>
    <meta:generator>LibreOffice/6.1.3.2$Linux_X86_64 LibreOffice_project/10$Build-2</meta:generator>
    <meta:document-statistic meta:object-count="23"/>
  </office:meta>
</office:document-meta>
</file>